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96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1" style:family="table-cell" style:parent-style-name="Default">
      <style:table-cell-properties fo:background-color="#ffffff"/>
      <style:text-properties style:font-name="Liberation Sans1"/>
    </style:style>
    <style:style style:name="ce12" style:family="table-cell" style:parent-style-name="Default" style:data-style-name="N100"/>
    <style:style style:name="ce13" style:family="table-cell" style:parent-style-name="Default" style:data-style-name="N136"/>
    <style:style style:name="ce14" style:family="table-cell" style:parent-style-name="Default" style:data-style-name="N137"/>
    <style:style style:name="ce15" style:family="table-cell" style:parent-style-name="Default" style:data-style-name="N126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ceptional amoun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office:value-type="string" calcext:value-type="string">
            <text:p>4350/010</text:p>
          </table:table-cell>
          <table:table-cell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string" calcext:value-type="string">
            <text:p>4350/0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4350/07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4350/0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office:value-type="string" calcext:value-type="string">
            <text:p>4350/01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office:value-type="string" calcext:value-type="string">
            <text:p>4400/00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office:value-type="string" calcext:value-type="string">
            <text:p>4400/00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office:value-type="string" calcext:value-type="string">
            <text:p>30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4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office:value-type="string" calcext:value-type="string">
            <text:p>38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office:value-type="string" calcext:value-type="string">
            <text:p>4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41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office:value-type="string" calcext:value-type="string">
            <text:p>3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office:value-type="string" calcext:value-type="string">
            <text:p>3950/000</text:p>
          </table:table-cell>
          <table:table-cell table:number-columns-repeated="2"/>
        </table:table-row>
        <table:table-row table:style-name="ro3" table:number-rows-repeated="6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Budget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3"/>
        <table:table-column table:style-name="co10" table:default-cell-style-name="ce13"/>
        <table:table-column table:style-name="co10" table:default-cell-style-name="ce15"/>
        <table:table-column table:style-name="co11" table:default-cell-style-name="ce13"/>
        <table:table-column table:style-name="co12" table:default-cell-style-name="Default"/>
        <table:table-row table:style-name="ro3">
          <table:table-cell table:style-name="ce13" office:value-type="string" calcext:value-type="string">
            <text:p>Default change</text:p>
          </table:table-cell>
          <table:table-cell table:style-name="ce15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['Previous Financials'.D3])*(1+[.$B$1])" office:value-type="float" office:value="0" calcext:value-type="float">
            <text:p/>
          </table:table-cell>
          <table:table-cell table:number-columns-repeated="2"/>
          <table:table-cell table:formula="of:=IF(ISBLANK([.E4]); [.C4]*(1+[.$B$1]); [.C4]*(1+[.E4]))" office:value-type="float" office:value="0" calcext:value-type="float">
            <text:p/>
          </table:table-cell>
          <table:table-cell table:formula="of:=IF([.A4]=&quot;&quot;; 0; SUM([.F5:.F102])-SUM([.G5:.G102]))" office:value-type="float" office:value="162518.555" calcext:value-type="float">
            <text:p>162518.555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['Previous Financials'.D4])*(1+[.$B$1])" office:value-type="float" office:value="35894.22" calcext:value-type="float">
            <text:p>35894.22</text:p>
          </table:table-cell>
          <table:table-cell table:number-columns-repeated="2"/>
          <table:table-cell table:formula="of:=IF(ISBLANK([.E5]); [.C5]*(1+[.$B$1]); [.C5]*(1+[.E5]))" office:value-type="float" office:value="38406.8154" calcext:value-type="float">
            <text:p>38406.82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['Previous Financials'.D5])*(1+[.$B$1])" office:value-type="float" office:value="33526.31" calcext:value-type="float">
            <text:p>33526.31</text:p>
          </table:table-cell>
          <table:table-cell table:number-columns-repeated="2"/>
          <table:table-cell table:formula="of:=IF(ISBLANK([.E6]); [.C6]*(1+[.$B$1]); [.C6]*(1+[.E6]))" office:value-type="float" office:value="35873.1517" calcext:value-type="float">
            <text:p>35873.15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['Previous Financials'.D6])*(1+[.$B$1])" office:value-type="float" office:value="37955.04" calcext:value-type="float">
            <text:p>37955.04</text:p>
          </table:table-cell>
          <table:table-cell table:number-columns-repeated="2"/>
          <table:table-cell table:formula="of:=IF(ISBLANK([.E7]); [.C7]*(1+[.$B$1]); [.C7]*(1+[.E7]))" office:value-type="float" office:value="40611.8928" calcext:value-type="float">
            <text:p>40611.89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['Previous Financials'.D7])*(1+[.$B$1])" office:value-type="float" office:value="44510.93" calcext:value-type="float">
            <text:p>44510.93</text:p>
          </table:table-cell>
          <table:table-cell table:number-columns-repeated="2"/>
          <table:table-cell table:formula="of:=IF(ISBLANK([.E8]); [.C8]*(1+[.$B$1]); [.C8]*(1+[.E8]))" office:value-type="float" office:value="47626.6951" calcext:value-type="float">
            <text:p>47626.70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['Previous Financials'.D8])*(1+[.$B$1])" office:value-type="float" office:value="0" calcext:value-type="float">
            <text:p/>
          </table:table-cell>
          <table:table-cell table:number-columns-repeated="2"/>
          <table:table-cell table:formula="of:=IF(ISBLANK([.E9]); [.C9]*(1+[.$B$1]); [.C9]*(1+[.E9]))" office:value-type="float" office:value="0" calcext:value-type="float">
            <text:p/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['Previous Financials'.D9])*(1+[.$B$1])" office:value-type="float" office:value="0" calcext:value-type="float">
            <text:p/>
          </table:table-cell>
          <table:table-cell table:number-columns-repeated="2"/>
          <table:table-cell table:formula="of:=IF(ISBLANK([.E10]); [.C10]*(1+[.$B$1]); [.C10]*(1+[.E10]))" office:value-type="float" office:value="0" calcext:value-type="float">
            <text:p/>
          </table:table-cell>
          <table:table-cell table:formula="of:=IF([.A10]=&quot;&quot;; &quot;&quot;; SUM([.F11:.F108])-SUM([.G11:.G108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['Previous Financials'.D10])*(1+[.$B$1])" office:value-type="float" office:value="0" calcext:value-type="float">
            <text:p/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['Previous Financials'.D11])*(1+[.$B$1])" office:value-type="float" office:value="0" calcext:value-type="float">
            <text:p/>
          </table:table-cell>
          <table:table-cell table:number-columns-repeated="2"/>
          <table:table-cell table:formula="of:=IF(ISBLANK([.E12]); [.C12]*(1+[.$B$1]); [.C12]*(1+[.E12]))" office:value-type="float" office:value="0" calcext:value-type="float">
            <text:p/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['Previous Financials'.D12])*(1+[.$B$1])" office:value-type="float" office:value="0" calcext:value-type="float">
            <text:p/>
          </table:table-cell>
          <table:table-cell table:number-columns-repeated="2"/>
          <table:table-cell table:formula="of:=IF(ISBLANK([.E13]); [.C13]*(1+[.$B$1]); [.C13]*(1+[.E13]))" office:value-type="float" office:value="0" calcext:value-type="float">
            <text:p/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['Previous Financials'.D13])*(1+[.$B$1])" office:value-type="float" office:value="0" calcext:value-type="float">
            <text:p/>
          </table:table-cell>
          <table:table-cell table:number-columns-repeated="2"/>
          <table:table-cell table:formula="of:=IF(ISBLANK([.E14]); [.C14]*(1+[.$B$1]); [.C14]*(1+[.E14]))" office:value-type="float" office:value="0" calcext:value-type="float">
            <text:p/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['Previous Financials'.D14])*(1+[.$B$1])" office:value-type="float" office:value="0" calcext:value-type="float">
            <text:p/>
          </table:table-cell>
          <table:table-cell table:number-columns-repeated="2"/>
          <table:table-cell table:formula="of:=IF(ISBLANK([.E15]); [.C15]*(1+[.$B$1]); [.C15]*(1+[.E15]))" office:value-type="float" office:value="0" calcext:value-type="float">
            <text:p/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['Previous Financials'.D15])*(1+[.$B$1])" office:value-type="float" office:value="0" calcext:value-type="float">
            <text:p/>
          </table:table-cell>
          <table:table-cell table:number-columns-repeated="2"/>
          <table:table-cell table:formula="of:=IF(ISBLANK([.E16]); [.C16]*(1+[.$B$1]); [.C16]*(1+[.E16]))" office:value-type="float" office:value="0" calcext:value-type="float">
            <text:p/>
          </table:table-cell>
          <table:table-cell table:formula="of:=IF([.A16]=&quot;&quot;; &quot;&quot;; SUM([.F17:.F114])-SUM([.G17:.G114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['Previous Financials'.D16])*(1+[.$B$1])" office:value-type="float" office:value="0" calcext:value-type="float">
            <text:p/>
          </table:table-cell>
          <table:table-cell table:number-columns-repeated="2"/>
          <table:table-cell table:formula="of:=IF(ISBLANK([.E17]); [.C17]*(1+[.$B$1]); [.C17]*(1+[.E17]))" office:value-type="float" office:value="0" calcext:value-type="float">
            <text:p/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['Previous Financials'.D17])*(1+[.$B$1])" office:value-type="float" office:value="0" calcext:value-type="float">
            <text:p/>
          </table:table-cell>
          <table:table-cell table:number-columns-repeated="2"/>
          <table:table-cell table:formula="of:=IF(ISBLANK([.E18]); [.C18]*(1+[.$B$1]); [.C18]*(1+[.E18]))" office:value-type="float" office:value="0" calcext:value-type="float">
            <text:p/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['Previous Financials'.D18])*(1+[.$B$1])" office:value-type="float" office:value="0" calcext:value-type="float">
            <text:p/>
          </table:table-cell>
          <table:table-cell table:number-columns-repeated="2"/>
          <table:table-cell table:formula="of:=IF(ISBLANK([.E19]); [.C19]*(1+[.$B$1]); [.C19]*(1+[.E19]))" office:value-type="float" office:value="0" calcext:value-type="float">
            <text:p/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['Previous Financials'.D19])*(1+[.$B$1])" office:value-type="float" office:value="0" calcext:value-type="float">
            <text:p/>
          </table:table-cell>
          <table:table-cell table:number-columns-repeated="2"/>
          <table:table-cell table:formula="of:=IF(ISBLANK([.E20]); [.C20]*(1+[.$B$1]); [.C20]*(1+[.E20]))" office:value-type="float" office:value="0" calcext:value-type="float">
            <text:p/>
          </table:table-cell>
          <table:table-cell table:formula="of:=IF([.A20]=&quot;&quot;; &quot;&quot;; SUM([.F21:.F118])-SUM([.G21:.G118]))" office:value-type="float" office:value="127370.125" calcext:value-type="float">
            <text:p>127370.125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['Previous Financials'.D20])*(1+[.$B$1])" office:value-type="float" office:value="0" calcext:value-type="float">
            <text:p/>
          </table:table-cell>
          <table:table-cell table:number-columns-repeated="2"/>
          <table:table-cell table:formula="of:=IF(ISBLANK([.E21]); [.C21]*(1+[.$B$1]); [.C21]*(1+[.E21]))" office:value-type="float" office:value="0" calcext:value-type="float">
            <text:p/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['Previous Financials'.D21])*(1+[.$B$1])" office:value-type="float" office:value="38791.78" calcext:value-type="float">
            <text:p>38791.78</text:p>
          </table:table-cell>
          <table:table-cell table:number-columns-repeated="2"/>
          <table:table-cell table:formula="of:=IF(ISBLANK([.E22]); [.C22]*(1+[.$B$1]); [.C22]*(1+[.E22]))" office:value-type="float" office:value="41507.2046" calcext:value-type="float">
            <text:p>41507.20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['Previous Financials'.D23])*(1+[.$B$1])" office:value-type="float" office:value="27836.05" calcext:value-type="float">
            <text:p>27836.05</text:p>
          </table:table-cell>
          <table:table-cell table:number-columns-repeated="2"/>
          <table:table-cell table:formula="of:=IF(ISBLANK([.E23]); [.C23]*(1+[.$B$1]); [.C23]*(1+[.E23]))" office:value-type="float" office:value="29784.5735" calcext:value-type="float">
            <text:p>29784.57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['Previous Financials'.D24])*(1+[.$B$1])" office:value-type="float" office:value="24286.86" calcext:value-type="float">
            <text:p>24286.86</text:p>
          </table:table-cell>
          <table:table-cell table:number-columns-repeated="2"/>
          <table:table-cell table:formula="of:=IF(ISBLANK([.E24]); [.C24]*(1+[.$B$1]); [.C24]*(1+[.E24]))" office:value-type="float" office:value="25986.9402" calcext:value-type="float">
            <text:p>25986.94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['Previous Financials'.D24])*(1+[.$B$1])" office:value-type="float" office:value="24286.86" calcext:value-type="float">
            <text:p>24286.86</text:p>
          </table:table-cell>
          <table:table-cell table:number-columns-repeated="2"/>
          <table:table-cell table:formula="of:=IF(ISBLANK([.E25]); [.C25]*(1+[.$B$1]); [.C25]*(1+[.E25]))" office:value-type="float" office:value="25986.9402" calcext:value-type="float">
            <text:p>25986.94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['Previous Financials'.D25])*(1+[.$B$1])" office:value-type="float" office:value="3835.95" calcext:value-type="float">
            <text:p>3835.95</text:p>
          </table:table-cell>
          <table:table-cell table:number-columns-repeated="2"/>
          <table:table-cell table:formula="of:=IF(ISBLANK([.E26]); [.C26]*(1+[.$B$1]); [.C26]*(1+[.E26]))" office:value-type="float" office:value="4104.4665" calcext:value-type="float">
            <text:p>4104.47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['Previous Financials'.D26])*(1+[.$B$1])" office:value-type="float" office:value="0" calcext:value-type="float">
            <text:p/>
          </table:table-cell>
          <table:table-cell table:number-columns-repeated="2"/>
          <table:table-cell table:formula="of:=IF(ISBLANK([.E27]); [.C27]*(1+[.$B$1]); [.C27]*(1+[.E27]))" office:value-type="float" office:value="0" calcext:value-type="float">
            <text:p/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['Previous Financials'.D27])*(1+[.$B$1])" office:value-type="float" office:value="0" calcext:value-type="float">
            <text:p/>
          </table:table-cell>
          <table:table-cell table:number-columns-repeated="2"/>
          <table:table-cell table:formula="of:=IF(ISBLANK([.E28]); [.C28]*(1+[.$B$1]); [.C28]*(1+[.E28]))" office:value-type="float" office:value="0" calcext:value-type="float">
            <text:p/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['Previous Financials'.D28])*(1+[.$B$1])" office:value-type="float" office:value="0" calcext:value-type="float">
            <text:p/>
          </table:table-cell>
          <table:table-cell table:number-columns-repeated="2"/>
          <table:table-cell table:formula="of:=IF(ISBLANK([.E29]); [.C29]*(1+[.$B$1]); [.C29]*(1+[.E29]))" office:value-type="float" office:value="0" calcext:value-type="float">
            <text:p/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['Previous Financials'.D29])*(1+[.$B$1])" office:value-type="float" office:value="0" calcext:value-type="float">
            <text:p/>
          </table:table-cell>
          <table:table-cell table:number-columns-repeated="2"/>
          <table:table-cell table:formula="of:=IF(ISBLANK([.E30]); [.C30]*(1+[.$B$1]); [.C30]*(1+[.E30]))" office:value-type="float" office:value="0" calcext:value-type="float">
            <text:p/>
          </table:table-cell>
          <table:table-cell table:formula="of:=IF([.A30]=&quot;&quot;; &quot;&quot;; SUM([.F31:.F127])-SUM([.G31:.G127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['Previous Financials'.D30])*(1+[.$B$1])" office:value-type="float" office:value="0" calcext:value-type="float">
            <text:p/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['Previous Financials'.D31])*(1+[.$B$1])" office:value-type="float" office:value="0" calcext:value-type="float">
            <text:p/>
          </table:table-cell>
          <table:table-cell table:number-columns-repeated="2"/>
          <table:table-cell table:formula="of:=IF(ISBLANK([.E32]); [.C32]*(1+[.$B$1]); [.C32]*(1+[.E32]))" office:value-type="float" office:value="0" calcext:value-type="float">
            <text:p/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['Previous Financials'.D32])*(1+[.$B$1])" office:value-type="float" office:value="0" calcext:value-type="float">
            <text:p/>
          </table:table-cell>
          <table:table-cell table:number-columns-repeated="2"/>
          <table:table-cell table:formula="of:=IF(ISBLANK([.E33]); [.C33]*(1+[.$B$1]); [.C33]*(1+[.E33]))" office:value-type="float" office:value="0" calcext:value-type="float">
            <text:p/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['Previous Financials'.D33])*(1+[.$B$1])" office:value-type="float" office:value="0" calcext:value-type="float">
            <text:p/>
          </table:table-cell>
          <table:table-cell table:number-columns-repeated="2"/>
          <table:table-cell table:formula="of:=IF(ISBLANK([.E34]); [.C34]*(1+[.$B$1]); [.C34]*(1+[.E34]))" office:value-type="float" office:value="0" calcext:value-type="float">
            <text:p/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['Previous Financials'.D34])*(1+[.$B$1])" office:value-type="float" office:value="0" calcext:value-type="float">
            <text:p/>
          </table:table-cell>
          <table:table-cell table:number-columns-repeated="2"/>
          <table:table-cell table:formula="of:=IF(ISBLANK([.E35]); [.C35]*(1+[.$B$1]); [.C35]*(1+[.E35]))" office:value-type="float" office:value="0" calcext:value-type="float">
            <text:p/>
          </table:table-cell>
          <table:table-cell table:formula="of:=IF([.A35]=&quot;&quot;; &quot;&quot;; SUM([.F36:.F132])-SUM([.G36:.G132]))" office:value-type="float" office:value="28170.2645" calcext:value-type="float">
            <text:p>28170.2645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['Previous Financials'.D35])*(1+[.$B$1])" office:value-type="float" office:value="0" calcext:value-type="float">
            <text:p/>
          </table:table-cell>
          <table:table-cell table:number-columns-repeated="2"/>
          <table:table-cell table:formula="of:=IF(ISBLANK([.E36]); [.C36]*(1+[.$B$1]); [.C36]*(1+[.E36]))" office:value-type="float" office:value="0" calcext:value-type="float">
            <text:p/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['Previous Financials'.D36])*(1+[.$B$1])" office:value-type="float" office:value="12417.35" calcext:value-type="float">
            <text:p>12417.35</text:p>
          </table:table-cell>
          <table:table-cell table:number-columns-repeated="2"/>
          <table:table-cell table:formula="of:=IF(ISBLANK([.E37]); [.C37]*(1+[.$B$1]); [.C37]*(1+[.E37]))" office:value-type="float" office:value="13286.5645" calcext:value-type="float">
            <text:p>13286.56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['Previous Financials'.D37])*(1+[.$B$1])" office:value-type="float" office:value="0" calcext:value-type="float">
            <text:p/>
          </table:table-cell>
          <table:table-cell table:number-columns-repeated="2"/>
          <table:table-cell table:formula="of:=IF(ISBLANK([.E38]); [.C38]*(1+[.$B$1]); [.C38]*(1+[.E38]))" office:value-type="float" office:value="0" calcext:value-type="float">
            <text:p/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['Previous Financials'.D38])*(1+[.$B$1])" office:value-type="float" office:value="0" calcext:value-type="float">
            <text:p/>
          </table:table-cell>
          <table:table-cell table:number-columns-repeated="2"/>
          <table:table-cell table:formula="of:=IF(ISBLANK([.E39]); [.C39]*(1+[.$B$1]); [.C39]*(1+[.E39]))" office:value-type="float" office:value="0" calcext:value-type="float">
            <text:p/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['Previous Financials'.D39])*(1+[.$B$1])" office:value-type="float" office:value="13910" calcext:value-type="float">
            <text:p>13910.00</text:p>
          </table:table-cell>
          <table:table-cell table:number-columns-repeated="2"/>
          <table:table-cell table:formula="of:=IF(ISBLANK([.E40]); [.C40]*(1+[.$B$1]); [.C40]*(1+[.E40]))" office:value-type="float" office:value="14883.7" calcext:value-type="float">
            <text:p>14883.70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['Previous Financials'.D40])*(1+[.$B$1])" office:value-type="float" office:value="0" calcext:value-type="float">
            <text:p/>
          </table:table-cell>
          <table:table-cell table:number-columns-repeated="2"/>
          <table:table-cell table:formula="of:=IF(ISBLANK([.E41]); [.C41]*(1+[.$B$1]); [.C41]*(1+[.E41]))" office:value-type="float" office:value="0" calcext:value-type="float">
            <text:p/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['Previous Financials'.D41])*(1+[.$B$1])" office:value-type="float" office:value="0" calcext:value-type="float">
            <text:p/>
          </table:table-cell>
          <table:table-cell table:number-columns-repeated="2"/>
          <table:table-cell table:formula="of:=IF(ISBLANK([.E42]); [.C42]*(1+[.$B$1]); [.C42]*(1+[.E42]))" office:value-type="float" office:value="0" calcext:value-type="float">
            <text:p/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['Previous Financials'.D42])*(1+[.$B$1])" office:value-type="float" office:value="0" calcext:value-type="float">
            <text:p/>
          </table:table-cell>
          <table:table-cell table:number-columns-repeated="2"/>
          <table:table-cell table:formula="of:=IF(ISBLANK([.E43]); [.C43]*(1+[.$B$1]); [.C43]*(1+[.E43]))" office:value-type="float" office:value="0" calcext:value-type="float">
            <text:p/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['Previous Financials'.D43])*(1+[.$B$1])" office:value-type="float" office:value="0" calcext:value-type="float">
            <text:p/>
          </table:table-cell>
          <table:table-cell table:number-columns-repeated="2"/>
          <table:table-cell table:formula="of:=IF(ISBLANK([.E44]); [.C44]*(1+[.$B$1]); [.C44]*(1+[.E44]))" office:value-type="float" office:value="0" calcext:value-type="float">
            <text:p/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['Previous Financials'.D44])*(1+[.$B$1])" office:value-type="float" office:value="0" calcext:value-type="float">
            <text:p/>
          </table:table-cell>
          <table:table-cell table:number-columns-repeated="2"/>
          <table:table-cell table:formula="of:=IF(ISBLANK([.E45]); [.C45]*(1+[.$B$1]); [.C45]*(1+[.E45]))" office:value-type="float" office:value="0" calcext:value-type="float">
            <text:p/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['Previous Financials'.D45])*(1+[.$B$1])" office:value-type="float" office:value="0" calcext:value-type="float">
            <text:p/>
          </table:table-cell>
          <table:table-cell table:number-columns-repeated="2"/>
          <table:table-cell table:formula="of:=IF(ISBLANK([.E46]); [.C46]*(1+[.$B$1]); [.C46]*(1+[.E46]))" office:value-type="float" office:value="0" calcext:value-type="float">
            <text:p/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['Previous Financials'.D46])*(1+[.$B$1])" office:value-type="float" office:value="0" calcext:value-type="float">
            <text:p/>
          </table:table-cell>
          <table:table-cell table:number-columns-repeated="2"/>
          <table:table-cell table:formula="of:=IF(ISBLANK([.E47]); [.C47]*(1+[.$B$1]); [.C47]*(1+[.E47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['Previous Financials'.D47])*(1+[.$B$1])" office:value-type="float" office:value="0" calcext:value-type="float">
            <text:p/>
          </table:table-cell>
          <table:table-cell table:number-columns-repeated="2"/>
          <table:table-cell table:formula="of:=IF(ISBLANK([.E48]); [.C48]*(1+[.$B$1]); [.C48]*(1+[.E48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['Previous Financials'.D48])*(1+[.$B$1])" office:value-type="float" office:value="0" calcext:value-type="float">
            <text:p/>
          </table:table-cell>
          <table:table-cell table:number-columns-repeated="2"/>
          <table:table-cell table:formula="of:=IF(ISBLANK([.E49]); [.C49]*(1+[.$B$1]); [.C49]*(1+[.E49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['Previous Financials'.D49])*(1+[.$B$1])" office:value-type="float" office:value="0" calcext:value-type="float">
            <text:p/>
          </table:table-cell>
          <table:table-cell table:number-columns-repeated="2"/>
          <table:table-cell table:formula="of:=IF(ISBLANK([.E50]); [.C50]*(1+[.$B$1]); [.C50]*(1+[.E50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['Previous Financials'.D50])*(1+[.$B$1])" office:value-type="float" office:value="0" calcext:value-type="float">
            <text:p/>
          </table:table-cell>
          <table:table-cell table:number-columns-repeated="2"/>
          <table:table-cell table:formula="of:=IF(ISBLANK([.E51]); [.C51]*(1+[.$B$1]); [.C51]*(1+[.E51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['Previous Financials'.D51])*(1+[.$B$1])" office:value-type="float" office:value="0" calcext:value-type="float">
            <text:p/>
          </table:table-cell>
          <table:table-cell table:number-columns-repeated="2"/>
          <table:table-cell table:formula="of:=IF(ISBLANK([.E52]); [.C52]*(1+[.$B$1]); [.C52]*(1+[.E52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['Previous Financials'.D52])*(1+[.$B$1])" office:value-type="float" office:value="0" calcext:value-type="float">
            <text:p/>
          </table:table-cell>
          <table:table-cell table:number-columns-repeated="2"/>
          <table:table-cell table:formula="of:=IF(ISBLANK([.E53]); [.C53]*(1+[.$B$1]); [.C53]*(1+[.E53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['Previous Financials'.D53])*(1+[.$B$1])" office:value-type="float" office:value="0" calcext:value-type="float">
            <text:p/>
          </table:table-cell>
          <table:table-cell table:number-columns-repeated="2"/>
          <table:table-cell table:formula="of:=IF(ISBLANK([.E54]); [.C54]*(1+[.$B$1]); [.C54]*(1+[.E54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['Previous Financials'.D54])*(1+[.$B$1])" office:value-type="float" office:value="0" calcext:value-type="float">
            <text:p/>
          </table:table-cell>
          <table:table-cell table:number-columns-repeated="2"/>
          <table:table-cell table:formula="of:=IF(ISBLANK([.E55]); [.C55]*(1+[.$B$1]); [.C55]*(1+[.E55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['Previous Financials'.D55])*(1+[.$B$1])" office:value-type="float" office:value="0" calcext:value-type="float">
            <text:p/>
          </table:table-cell>
          <table:table-cell table:number-columns-repeated="2"/>
          <table:table-cell table:formula="of:=IF(ISBLANK([.E56]); [.C56]*(1+[.$B$1]); [.C56]*(1+[.E56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['Previous Financials'.D56])*(1+[.$B$1])" office:value-type="float" office:value="0" calcext:value-type="float">
            <text:p/>
          </table:table-cell>
          <table:table-cell table:number-columns-repeated="2"/>
          <table:table-cell table:formula="of:=IF(ISBLANK([.E57]); [.C57]*(1+[.$B$1]); [.C57]*(1+[.E57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['Previous Financials'.D57])*(1+[.$B$1])" office:value-type="float" office:value="0" calcext:value-type="float">
            <text:p/>
          </table:table-cell>
          <table:table-cell table:number-columns-repeated="2"/>
          <table:table-cell table:formula="of:=IF(ISBLANK([.E58]); [.C58]*(1+[.$B$1]); [.C58]*(1+[.E58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['Previous Financials'.D58])*(1+[.$B$1])" office:value-type="float" office:value="0" calcext:value-type="float">
            <text:p/>
          </table:table-cell>
          <table:table-cell table:number-columns-repeated="2"/>
          <table:table-cell table:formula="of:=IF(ISBLANK([.E59]); [.C59]*(1+[.$B$1]); [.C59]*(1+[.E59]))" office:value-type="float" office:value="0" calcext:value-type="float">
            <text:p/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>
            <text:p/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4]" office:value-type="float" office:value="0" calcext:value-type="float">
            <text:p/>
          </table:table-cell>
          <table:table-cell table:style-name="ce13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5]" office:value-type="float" office:value="0" calcext:value-type="float">
            <text:p/>
          </table:table-cell>
          <table:table-cell table:style-name="ce13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6]" office:value-type="float" office:value="0" calcext:value-type="float">
            <text:p/>
          </table:table-cell>
          <table:table-cell table:style-name="ce13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7]" office:value-type="float" office:value="0" calcext:value-type="float">
            <text:p/>
          </table:table-cell>
          <table:table-cell table:style-name="ce13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8]" office:value-type="float" office:value="0" calcext:value-type="float">
            <text:p/>
          </table:table-cell>
          <table:table-cell table:style-name="ce13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79]" office:value-type="float" office:value="0" calcext:value-type="float">
            <text:p/>
          </table:table-cell>
          <table:table-cell table:style-name="ce13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0]" office:value-type="float" office:value="0" calcext:value-type="float">
            <text:p/>
          </table:table-cell>
          <table:table-cell table:style-name="ce13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1]" office:value-type="float" office:value="0" calcext:value-type="float">
            <text:p/>
          </table:table-cell>
          <table:table-cell table:style-name="ce13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2]" office:value-type="float" office:value="0" calcext:value-type="float">
            <text:p/>
          </table:table-cell>
          <table:table-cell table:style-name="ce13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3]" office:value-type="float" office:value="0" calcext:value-type="float">
            <text:p/>
          </table:table-cell>
          <table:table-cell table:style-name="ce13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4]" office:value-type="float" office:value="0" calcext:value-type="float">
            <text:p/>
          </table:table-cell>
          <table:table-cell table:style-name="ce13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5]" office:value-type="float" office:value="0" calcext:value-type="float">
            <text:p/>
          </table:table-cell>
          <table:table-cell table:style-name="ce13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6]" office:value-type="float" office:value="0" calcext:value-type="float">
            <text:p/>
          </table:table-cell>
          <table:table-cell table:style-name="ce13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7]" office:value-type="float" office:value="0" calcext:value-type="float">
            <text:p/>
          </table:table-cell>
          <table:table-cell table:style-name="ce13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8]" office:value-type="float" office:value="0" calcext:value-type="float">
            <text:p/>
          </table:table-cell>
          <table:table-cell table:style-name="ce13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13" table:formula="of:=['Previous Financials'.A89]" office:value-type="float" office:value="0" calcext:value-type="float">
            <text:p/>
          </table:table-cell>
          <table:table-cell table:style-name="ce13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5:55:13.862006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3T16:06:10.177362587</dc:date>
    <meta:editing-duration>PT4H31M17S</meta:editing-duration>
    <meta:editing-cycles>11</meta:editing-cycles>
    <meta:generator>LibreOffice/5.0.6.2$Linux_X86_64 LibreOffice_project/00$Build-2</meta:generator>
    <meta:document-statistic meta:table-count="3" meta:cell-count="433" meta:object-count="0"/>
  </office:meta>
</office:document-meta>
</file>